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nitRule.strictness( Strictness stric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Rule.apply( final Statement base , final FrameworkMethod method , final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Rule.JUnitRule( MockitoLogger logger , Strictness stric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Rule.sil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